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7.004cm" fo:margin-left="-0.191cm" fo:margin-top="0cm" fo:margin-bottom="0cm" table:align="left"/>
    </style:style>
    <style:style style:name="Table1.A" style:family="table-column">
      <style:table-column-properties style:column-width="5.733cm"/>
    </style:style>
    <style:style style:name="Table1.B" style:family="table-column">
      <style:table-column-properties style:column-width="6.8cm"/>
    </style:style>
    <style:style style:name="Table1.C" style:family="table-column">
      <style:table-column-properties style:column-width="4.4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176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200%"/>
    </style:style>
    <style:style style:name="P4" style:family="paragraph" style:parent-style-name="Standard">
      <style:paragraph-properties fo:margin-top="0cm" fo:margin-bottom="0cm" style:contextual-spacing="false" fo:line-height="200%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50%" fo:text-align="end" style:justify-single-word="false"/>
    </style:style>
    <style:style style:name="P6" style:family="paragraph" style:parent-style-name="Standard">
      <style:paragraph-properties fo:margin-left="0cm" fo:margin-right="0cm" fo:margin-top="0cm" fo:margin-bottom="0.106cm" style:contextual-spacing="false" fo:line-height="100%" fo:text-indent="0cm" style:auto-text-indent="false"/>
    </style:style>
    <style:style style:name="P7" style:family="paragraph" style:parent-style-name="Standard">
      <style:paragraph-properties fo:margin-top="0cm" fo:margin-bottom="0.106cm" style:contextual-spacing="false" fo:line-height="100%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weight="bold" style:font-weight-asian="bold"/>
    </style:style>
    <style:style style:name="P9" style:family="paragraph" style:parent-style-name="Standard" style:master-page-name="Standard">
      <style:paragraph-properties fo:margin-top="0cm" fo:margin-bottom="0cm" style:contextual-spacing="false" fo:line-height="115%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cm" fo:margin-bottom="0.106cm" style:contextual-spacing="false" fo:line-height="100%"/>
      <style:text-properties officeooo:rsid="001fd354" officeooo:paragraph-rsid="001fd354"/>
    </style:style>
    <style:style style:name="T1" style:family="text">
      <style:text-properties fo:font-weight="bold" style:font-weight-asian="bold"/>
    </style:style>
    <style:style style:name="T2" style:family="text">
      <style:text-properties fo:font-size="11.5pt" fo:background-color="#ffffff" loext:char-shading-value="0" style:font-size-asian="11.5pt" style:font-size-complex="11.5pt"/>
    </style:style>
    <style:style style:name="T3" style:family="text">
      <style:text-properties officeooo:rsid="00207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tokół założycielski</text:p>
      <text:p text:style-name="P6"><text:span text:style-name="T1">1. </text:span>W dniu 19 lutego 2018 r. w Koszalinie odbyło się spotkanie osób mających na celu utworzenie grupy projektowej CASE. Zespół zostanie rozwiązany po zakończeniu projektu w odpowiednim terminie.</text:p>
      <text:p text:style-name="P8">2. W skład zespołu wchodzą:</text:p>
      <text:p text:style-name="P2">• <text:s/>Artur Kamiński</text:p>
      <text:p text:style-name="P2">• <text:s/>Kamil Gawroński</text:p>
      <text:p text:style-name="P2">• <text:s/>Piotr Pacholski</text:p>
      <text:p text:style-name="P2">• <text:s/>Paweł Jakubina</text:p>
      <text:p text:style-name="P7">• <text:s/>Mariusz Delikat</text:p>
      <text:p text:style-name="P8">3.Tytuł projektu:</text:p>
      <text:p text:style-name="P10">Program do monitoringu obcia<text:span text:style-name="T3">ż</text:span>enia CPU</text:p>
      <text:p text:style-name="P8">4. Postanowienia ogólne</text:p>
      <text:p text:style-name="P2">• Grupa Projektowa jest organizacją twórczą</text:p>
      <text:p text:style-name="P2">• Grupa ma charakter projektowo-techniczny</text:p>
      <text:p text:style-name="P2">• Grupa działa dla klienta zlecającego wykonanie projektu</text:p>
      <text:p text:style-name="P7">• Siedzibą Zarządu projektu CASE jest miasto Koszalin</text:p>
      <text:p text:style-name="P8">5. Cele</text:p>
      <text:p text:style-name="P2">• Stworzenie projektu i wykonanie aplikacji </text:p>
      <text:p text:style-name="P2">• Przetestowanie i wykonanie potrzebnej dokumentacji</text:p>
      <text:p text:style-name="P7">• Wykonanie aplikacji zgodnie z wymaganiami stawianymi przez klienta</text:p>
      <text:p text:style-name="P8">6. Członkowie</text:p>
      <text:p text:style-name="P2">• Członkiem grupy projektowej może być każda osoba pełnoletnia będąca studentem</text:p>
      <text:p text:style-name="P2">trzeciego roku Informatyki specjalności ASK</text:p>
      <text:p text:style-name="P2">• Członkostwo jest formą dobrowolną</text:p>
      <text:p text:style-name="P2">• Za pracę zgodnie z harmonogramem członkowie projektu CASE otrzymują</text:p>
      <text:p text:style-name="P7">wynagrodzenie w postaci zaliczenia przedmiotu, z oceną ustaloną przez kierownika.</text:p>
      <text:p text:style-name="P8">7.Członkostwo może ustać na podstawie</text:p>
      <text:p text:style-name="P2">• Pisemnej deklaracji zrzeczenia się członkostwa</text:p>
      <text:p text:style-name="P2">• <text:s/>Skreślenia członka przez organ nadzorczy grupy projektowej</text:p>
      <text:p text:style-name="P7">• <text:s/>Inne sytuacje powstałe poprzez zaniedbania członka zespołu</text:p>
      <text:p text:style-name="P8">8. Funkcje członków grupy projektowej</text:p>
      <text:p text:style-name="P2">• Artur Kamiński – kierownik projektu oraz dokumentalista.</text:p>
      <text:p text:style-name="P2">• Kamil Gawroński – programista, tester</text:p>
      <text:p text:style-name="P2">• Piotr Pacholski – analityk, projektant systemu, </text:p>
      <text:p text:style-name="P2">• Mariusz Delikat – <text:span text:style-name="T2">programista oraz projektant</text:span></text:p>
      <text:p text:style-name="P7">• Paweł Jakubina – projektant interfejsu, grafik</text:p>
      <text:p text:style-name="P2"><text:span text:style-name="T1">9</text:span>.<text:span text:style-name="T1">Organ nadzorczy</text:span></text:p>
      <text:p text:style-name="P2">Głównym organem nadzorczym, który posiada najwyższą władzę sprawczą jest Kierownik Projektu. Członkowie projektu wykonują przydzieloną im pracę przez Kierownika Projektu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Kierownik Artur Kamiński</text:p>
            <text:p text:style-name="P3">........................................</text:p>
          </table:table-cell>
          <table:table-cell table:style-name="Table1.A1" office:value-type="string">
            <text:p text:style-name="P4">Paweł Jakubina</text:p>
            <text:p text:style-name="P4">...............................</text:p>
            <text:p text:style-name="P5"/>
            <text:p text:style-name="P4">Mariusz Delikat</text:p>
            <text:p text:style-name="P4">...............................</text:p>
          </table:table-cell>
          <table:table-cell table:style-name="Table1.A1" office:value-type="string">
            <text:p text:style-name="P4">Kamil Gawroński</text:p>
            <text:p text:style-name="P4">...............................</text:p>
            <text:p text:style-name="P5"/>
            <text:p text:style-name="P4">Piotr Pacholski</text:p>
            <text:p text:style-name="P4">..............................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0cm" fo:margin-bottom="0.998cm" fo:margin-left="1.998cm" fo:margin-right="1.998cm" style:writing-mode="lr-tb" style:layout-grid-color="#c0c0c0" style:layout-grid-lines="2616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dc:date>2018-03-05T18:39:50.178000000</dc:date>
    <meta:editing-duration>PT13S</meta:editing-duration>
    <meta:editing-cycles>2</meta:editing-cycles>
    <meta:document-statistic meta:table-count="1" meta:image-count="0" meta:object-count="0" meta:page-count="1" meta:paragraph-count="47" meta:word-count="254" meta:character-count="2013" meta:non-whitespace-character-count="1792"/>
  </office:meta>
</office:document-meta>
</file>